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itivesTest.should_default_values_for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mitivesTest.should_not_return_null_for_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mitivesTest.should_not_return_null_for_primitives_wrapp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mitivesTest.should_return_null_for_everything_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sTest.should_check_that_value_type_is_assignable_to_wrapper_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imitivesTest.should_default_values_for_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